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df2" officeooo:paragraph-rsid="0002adf2"/>
    </style:style>
    <style:style style:name="P2" style:family="paragraph" style:parent-style-name="Standard">
      <style:text-properties officeooo:rsid="0002adf2" officeooo:paragraph-rsid="00053763"/>
    </style:style>
    <style:style style:name="P3" style:family="paragraph" style:parent-style-name="Standard">
      <style:text-properties officeooo:rsid="00049b15" officeooo:paragraph-rsid="00049b15"/>
    </style:style>
    <style:style style:name="P4" style:family="paragraph" style:parent-style-name="Standard">
      <style:text-properties officeooo:rsid="000523c4" officeooo:paragraph-rsid="000523c4"/>
    </style:style>
    <style:style style:name="P5" style:family="paragraph" style:parent-style-name="Standard">
      <style:text-properties officeooo:rsid="00053763" officeooo:paragraph-rsid="00053763"/>
    </style:style>
    <style:style style:name="P6" style:family="paragraph" style:parent-style-name="Standard">
      <style:text-properties officeooo:rsid="00053763" officeooo:paragraph-rsid="000e3d5d"/>
    </style:style>
    <style:style style:name="P7" style:family="paragraph" style:parent-style-name="Standard">
      <style:text-properties officeooo:rsid="00057258" officeooo:paragraph-rsid="00057258"/>
    </style:style>
    <style:style style:name="P8" style:family="paragraph" style:parent-style-name="Standard">
      <style:text-properties officeooo:rsid="000611b9" officeooo:paragraph-rsid="000611b9"/>
    </style:style>
    <style:style style:name="P9" style:family="paragraph" style:parent-style-name="Standard">
      <style:text-properties officeooo:rsid="0009cbde" officeooo:paragraph-rsid="0009cbde"/>
    </style:style>
    <style:style style:name="P10" style:family="paragraph" style:parent-style-name="Standard">
      <style:text-properties officeooo:rsid="000ba7d4" officeooo:paragraph-rsid="000ba7d4"/>
    </style:style>
    <style:style style:name="P11" style:family="paragraph" style:parent-style-name="Standard">
      <style:text-properties officeooo:rsid="000c7e24" officeooo:paragraph-rsid="000c7e24"/>
    </style:style>
    <style:style style:name="P12" style:family="paragraph" style:parent-style-name="Standard">
      <style:text-properties officeooo:rsid="001039c2" officeooo:paragraph-rsid="001039c2"/>
    </style:style>
    <style:style style:name="P13" style:family="paragraph" style:parent-style-name="Standard">
      <style:text-properties officeooo:rsid="0011c5e1" officeooo:paragraph-rsid="0011c5e1"/>
    </style:style>
    <style:style style:name="P14" style:family="paragraph" style:parent-style-name="Standard">
      <style:text-properties officeooo:rsid="0011c5e1" officeooo:paragraph-rsid="0013fc6a"/>
    </style:style>
    <style:style style:name="P15" style:family="paragraph" style:parent-style-name="Standard">
      <style:text-properties officeooo:rsid="0013fc6a" officeooo:paragraph-rsid="0013fc6a"/>
    </style:style>
    <style:style style:name="P16" style:family="paragraph" style:parent-style-name="Standard">
      <style:text-properties officeooo:rsid="00142ce2" officeooo:paragraph-rsid="00142ce2"/>
    </style:style>
    <style:style style:name="P17" style:family="paragraph" style:parent-style-name="Standard">
      <style:text-properties officeooo:rsid="00162525" officeooo:paragraph-rsid="00162525"/>
    </style:style>
    <style:style style:name="P18" style:family="paragraph" style:parent-style-name="Standard">
      <style:text-properties officeooo:rsid="00173e65" officeooo:paragraph-rsid="00173e65"/>
    </style:style>
    <style:style style:name="P19" style:family="paragraph" style:parent-style-name="Standard">
      <style:text-properties officeooo:rsid="00182cb6" officeooo:paragraph-rsid="00182cb6"/>
    </style:style>
    <style:style style:name="P20" style:family="paragraph" style:parent-style-name="Standard">
      <style:text-properties fo:font-weight="bold" officeooo:rsid="0007a22d" officeooo:paragraph-rsid="0007a22d" style:font-weight-asian="bold" style:font-weight-complex="bold"/>
    </style:style>
    <style:style style:name="P21" style:family="paragraph" style:parent-style-name="Standard">
      <style:text-properties fo:font-weight="bold" officeooo:rsid="00238813" officeooo:paragraph-rsid="00238813" style:font-weight-asian="bold" style:font-weight-complex="bold"/>
    </style:style>
    <style:style style:name="P22" style:family="paragraph" style:parent-style-name="Standard">
      <style:text-properties officeooo:rsid="001cda77" officeooo:paragraph-rsid="001cda77"/>
    </style:style>
    <style:style style:name="P23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rsid="001cda77" officeooo:paragraph-rsid="001e2b82"/>
    </style:style>
    <style:style style:name="P24" style:family="paragraph" style:parent-style-name="Standard">
      <style:text-properties officeooo:rsid="001ef97d" officeooo:paragraph-rsid="001ef97d"/>
    </style:style>
    <style:style style:name="P25" style:family="paragraph" style:parent-style-name="Standard">
      <style:text-properties officeooo:rsid="00202939" officeooo:paragraph-rsid="00202939"/>
    </style:style>
    <style:style style:name="P26" style:family="paragraph" style:parent-style-name="Standard">
      <style:text-properties officeooo:rsid="00238813" officeooo:paragraph-rsid="00238813"/>
    </style:style>
    <style:style style:name="P27" style:family="paragraph" style:parent-style-name="Standard">
      <style:text-properties fo:font-weight="bold" officeooo:rsid="00248bba" officeooo:paragraph-rsid="00248bba" style:font-weight-asian="bold" style:font-weight-complex="bold"/>
    </style:style>
    <style:style style:name="P28" style:family="paragraph" style:parent-style-name="Standard">
      <style:text-properties fo:font-weight="bold" officeooo:rsid="000ba7d4" officeooo:paragraph-rsid="001e2b82"/>
    </style:style>
    <style:style style:name="P29" style:family="paragraph" style:parent-style-name="Standard">
      <style:text-properties officeooo:rsid="0009cbde" officeooo:paragraph-rsid="00248bba"/>
    </style:style>
    <style:style style:name="P30" style:family="paragraph" style:parent-style-name="Standard">
      <style:text-properties officeooo:rsid="0002adf2" officeooo:paragraph-rsid="00248bba"/>
    </style:style>
    <style:style style:name="P31" style:family="paragraph" style:parent-style-name="Standard">
      <style:text-properties officeooo:rsid="0002adf2" officeooo:paragraph-rsid="0013fc6a"/>
    </style:style>
    <style:style style:name="P32" style:family="paragraph" style:parent-style-name="Standard">
      <style:text-properties officeooo:rsid="0002adf2" officeooo:paragraph-rsid="00298670"/>
    </style:style>
    <style:style style:name="P33" style:family="paragraph" style:parent-style-name="Standard">
      <style:text-properties officeooo:rsid="001ef97d" officeooo:paragraph-rsid="0002adf2"/>
    </style:style>
    <style:style style:name="P34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rsid="001e2b82" officeooo:paragraph-rsid="0002adf2"/>
    </style:style>
    <style:style style:name="P35" style:family="paragraph" style:parent-style-name="Standard">
      <style:text-properties officeooo:rsid="000c7e24" officeooo:paragraph-rsid="0028ecbf"/>
    </style:style>
    <style:style style:name="P36" style:family="paragraph" style:parent-style-name="Standard">
      <style:text-properties officeooo:rsid="000523c4" officeooo:paragraph-rsid="000523c4"/>
    </style:style>
    <style:style style:name="P37" style:family="paragraph" style:parent-style-name="Standard">
      <style:text-properties officeooo:rsid="00238813" officeooo:paragraph-rsid="00238813"/>
    </style:style>
    <style:style style:name="P38" style:family="paragraph" style:parent-style-name="Standard">
      <style:text-properties officeooo:rsid="00238813" officeooo:paragraph-rsid="002b106a"/>
    </style:style>
    <style:style style:name="P39" style:family="paragraph" style:parent-style-name="Standard">
      <style:text-properties officeooo:rsid="002b106a" officeooo:paragraph-rsid="002b106a"/>
    </style:style>
    <style:style style:name="T1" style:family="text">
      <style:text-properties officeooo:rsid="0013fc6a"/>
    </style:style>
    <style:style style:name="T2" style:family="text">
      <style:text-properties officeooo:rsid="0011c5e1"/>
    </style:style>
    <style:style style:name="T3" style:family="text">
      <style:text-properties officeooo:rsid="001a01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f97d"/>
    </style:style>
    <style:style style:name="T6" style:family="text">
      <style:text-properties officeooo:rsid="0020e236"/>
    </style:style>
    <style:style style:name="T7" style:family="text">
      <style:text-properties officeooo:rsid="00248bba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28ecbf"/>
    </style:style>
    <style:style style:name="T10" style:family="text">
      <style:text-properties officeooo:rsid="002986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oolbeltStub</text:p>
      <text:p text:style-name="P1"/>
      <text:p text:style-name="P29"><text:span text:style-name="T7">The ToolbeltStub is a bare-bones stub web app used to verify deployment processes on the various web servers (e.g., CleverCloud). <text:s/>It only contains a simplified html file. <text:s/>A ToolbeltStub Jboss Developer Studio (JBDS) web app project provides the war file for deployment to the web servers.</text:span></text:p>
      <text:p text:style-name="P30"/>
      <text:p text:style-name="P1"/>
      <text:p text:style-name="P33"/>
      <text:p text:style-name="P34"/>
      <text:p text:style-name="P28"><text:span text:style-name="T8">Running the EffectivityCalculator webapp:</text:span></text:p>
      <text:p text:style-name="P10"/>
      <text:p text:style-name="P21">Jboss Developer Studio (JBDS): (local web server)</text:p>
      <text:p text:style-name="P26"/>
      <text:p text:style-name="P3">Start the web server in jbds:</text:p>
      <text:p text:style-name="P4">servers</text:p>
      <text:p text:style-name="P4">click on webserver. <text:s/>Click on green bug.</text:p>
      <text:p text:style-name="P4"/>
      <text:p text:style-name="P11">Add the <text:span text:style-name="T9">ToolbeltStub</text:span> webapp to the jbds server.</text:p>
      <text:p text:style-name="P35">Right click the webserver, <text:s/>“add or remove”. <text:s/>Select <text:span text:style-name="T9">ToolbeltStub</text:span>.</text:p>
      <text:p text:style-name="P4"/>
      <text:p text:style-name="P4"/>
      <text:p text:style-name="P10">Start your browser (e.g., chrome).</text:p>
      <text:p text:style-name="P32">Url: <text:s/></text:p>
      <text:p text:style-name="P32"><text:a xlink:type="simple" xlink:href="http://localhost:8080/calculator/ecalculatorStub.html" text:style-name="Internet_20_link" text:visited-style-name="Visited_20_Internet_20_Link"><text:span text:style-name="T10">http://localhost:8080/calculator/ecalculatorStub.html</text:span></text:a></text:p>
      <text:p text:style-name="P32"/>
      <text:p text:style-name="P2"/>
      <text:p text:style-name="P2"/>
      <text:p text:style-name="P2"/>
      <text:p text:style-name="P21">CleverCloud Web Server:</text:p>
      <text:p text:style-name="P26"/>
      <text:p text:style-name="P26">URL:</text:p>
      <text:p text:style-name="P39"><text:a xlink:type="simple" xlink:href="http://toolbelt.cleverapps.io/calculator/ecalculatorStub.html" text:style-name="Internet_20_link" text:visited-style-name="Visited_20_Internet_20_Link">http://toolbelt.cleverapps.io/calculator/ecalculatorStub.html</text:a></text:p>
      <text:p text:style-name="P38"><text:a xlink:type="simple" xlink:href="http://tools.cleverapps.io/effectivity/ecalculator.html" text:style-name="Internet_20_link" text:visited-style-name="Visited_20_Internet_20_Link"/></text:p>
      <text:p text:style-name="P38"/>
      <text:p text:style-name="P26"/>
      <text:p text:style-name="P26"/>
      <text:p text:style-name="P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1:56:33.837000000</meta:creation-date>
    <dc:date>2016-08-01T18:30:58.682000000</dc:date>
    <meta:editing-duration>PT14H12M12S</meta:editing-duration>
    <meta:editing-cycles>31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15" meta:word-count="101" meta:character-count="762" meta:non-whitespace-character-count="669"/>
  </office:meta>
</office:document-meta>
</file>